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 New Roman" fo:font-size="12pt" style:font-size-asian="12pt" style:font-size-complex="12pt"/>
    </style:style>
    <style:style style:name="P3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P8" style:family="paragraph" style:parent-style-name="Standard">
      <style:text-properties style:font-name="Times New Roman" fo:font-size="12pt" style:font-name-asian="Consolas" style:font-size-asian="12pt" style:font-name-complex="Consolas" style:font-size-complex="12pt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color="#000000" style:font-name="Consolas" fo:font-size="9.5pt" fo:font-style="normal" style:font-name-asian="Consolas" style:font-size-asian="9.5pt" style:font-style-asian="normal" style:font-name-complex="Consolas" style:font-size-complex="9.5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-asian="Consolas" style:font-name-complex="Consolas"/>
    </style:style>
    <style:style style:name="T3" style:family="text">
      <style:text-properties fo:color="#000000" fo:font-weight="bold" style:font-name-asian="Consolas" style:font-weight-asian="bold" style:font-name-complex="Consolas" style:font-weight-complex="bold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Generator poziomów v1.0</text:h>
      <text:p text:style-name="P3">1. Podstawowe założenia (czyt. jak rozumiem poszczególne elementy)</text:p>
      <text:p text:style-name="P4"><text:span text:style-name="T1">Tail</text:span> - pojedynczy kwadrat, najmniejszy element mapy. Zawiera konkretny element czegoś większego. Postać mieści się w 1 tailu.</text:p>
      <text:p text:style-name="P4"><text:span text:style-name="T1">Tailset</text:span> - jest to zbiór taili tworzący konkretny element mapy np. rzeka stół itd. tablica dwu lub jednowymiarowa.</text:p>
      <text:p text:style-name="P4"><text:span text:style-name="T1">pole</text:span> - zbiór odpowiednio poukładanych tailsetów tworzących konkretny biom. Tablica dwuwymiarowa.</text:p>
      <text:p text:style-name="P4"><text:span text:style-name="T1">grid</text:span> - zbiór odpowiednio poukłada <text:s/>pól tworzących konkretny poziom gry. Tablica dwuwymiarowa.</text:p>
      <text:p text:style-name="P3"/>
      <text:p text:style-name="P3">2. Generowanie</text:p>
      <text:p text:style-name="P4">Generowanie polegać będzie na dobieraniu odpowiednich, wcześniej ręcznie utworzony tailsetów i umieszczaniu ich na gridzie tak aby tworzyły one sensowny level gry.</text:p>
      <text:p text:style-name="P4">Grid rośnie wraz z osiągniętym przez gracza poziomem zgodnie z wzorem:</text:p>
      <text:p text:style-name="P11">rozmiar += (rozmiar + lvl) % 10;</text:p>
      <text:p text:style-name="P4">//rozmiar - <text:s/>rozmiar gridu;</text:p>
      <text:p text:style-name="P4">Reszta z dzielenia wyznacza tempo wzrostu, im więcej tym szybciej. Symulacja przyrostu funkcji grid().</text:p>
      <text:p text:style-name="P4">Krańce mapy są <text:span text:style-name="T4">zawsze</text:span> uzupełniane ścianami(np. 10x10, [0][0]- [0][9] zawsze ściany).</text:p>
      <text:p text:style-name="P4">Gdy już mamy wyznaczony rozmiar mapy przechodzimy to losowania początku gry (start()).</text:p>
      <text:p text:style-name="P5">pocz_x = rand() % (rozmiar - 2) + 1;</text:p>
      <text:p text:style-name="P1">pocz_y = rand() % (rozmiar - 2) + 1;</text:p>
      <text:p text:style-name="P7"/>
      <text:p text:style-name="P2"><text:span text:style-name="T3">Rozmiar -2 ponieważ:</text:span><text:span text:style-name="T2"> </text:span></text:p>
      <text:p text:style-name="P7">a) nie chcemy wyjść poza tablicę, </text:p>
      <text:p text:style-name="P7">b) nie chcemy zera bo to ściana więc musimy za nawiasem dodać 1 ale to zwiększa też max dlatego zamiast rozmiar-1 dajemy rozmiar-2.</text:p>
      <text:p text:style-name="P7"/>
      <text:p text:style-name="P7">Następnie wyznaczamy koniec poziomu (przejście do następnego lvl). Koniec musi się znajdować w odpowiedniej odległości od startu. W tym celu sprawdzamy dla każdej osi czy współrzędna startu znajduje się przed czy za połową. jeśli przed do dodajemy wartości z odpowiedniego przedziału a w przeciwnym razie odejmujemy.</text:p>
      <text:p text:style-name="P7"/>
      <text:p text:style-name="P7">Bardziej szczegółowo:</text:p>
      <text:p text:style-name="P1">rand() % (polowa - pocz_x) + (rozmiar - 2) / 2</text:p>
      <text:p text:style-name="Standard"/>
      <text:p text:style-name="Standard">(rozmiar - 2)/2 wyznacza minimalny odstęp między punktem startu a punktem końca.</text:p>
      <text:p text:style-name="Standard">rand()%(polowa - pocz_x) wyznacza przedział który wylosuje wartość od 0 do maksimum jakie jesteśmy w stanie dodać do min. Innymi słowy losujemy tylko z przedziału który nam pozostał po uwzględnieniu wyliczonego minimum.</text:p>
      <text:p text:style-name="Standard"/>
      <text:p text:style-name="P8">//if (pocz_x &gt;= polowa) uniemożliwia próbę wykonania rand()%0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31T14:55:53.77</meta:creation-date>
    <dc:date>2018-10-31T18:26:55.31</dc:date>
    <meta:editing-duration>PT1H15M19S</meta:editing-duration>
    <meta:editing-cycles>43</meta:editing-cycles>
    <meta:generator>OpenOffice/4.1.5$Win32 OpenOffice.org_project/415m1$Build-9789</meta:generator>
    <meta:document-statistic meta:table-count="0" meta:image-count="0" meta:object-count="0" meta:page-count="1" meta:paragraph-count="25" meta:word-count="314" meta:character-count="2095"/>
  </office:meta>
</office:document-meta>
</file>